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4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6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7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0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1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2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3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4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5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6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27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28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2" style:family="paragraph" style:parent-style-name="Standard" style:list-style-name="L21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4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36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37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43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44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45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48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49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51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52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59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61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57">
      <style:text-properties fo:font-size="16pt" officeooo:rsid="001c4405" officeooo:paragraph-rsid="001c4405" style:font-size-asian="16pt" style:font-size-complex="16pt"/>
    </style:style>
    <style:style style:name="P63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64" style:family="paragraph" style:parent-style-name="Standard" style:list-style-name="L60">
      <style:text-properties fo:font-size="16pt" officeooo:rsid="001c4405" officeooo:paragraph-rsid="001c4405" style:font-size-asian="16pt" style:font-size-complex="16pt"/>
    </style:style>
    <style:style style:name="P65" style:family="paragraph" style:parent-style-name="Standard" style:list-style-name="L61"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67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68" style:family="paragraph" style:parent-style-name="Standard" style:list-style-name="L34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69" style:family="paragraph" style:parent-style-name="Standard" style:list-style-name="L34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70" style:family="paragraph" style:parent-style-name="Standard" style:list-style-name="L37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71" style:family="paragraph" style:parent-style-name="Standard" style:list-style-name="L40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72" style:family="paragraph" style:parent-style-name="Standard" style:list-style-name="L40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73" style:family="paragraph" style:parent-style-name="Standard" style:list-style-name="L43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74" style:family="paragraph" style:parent-style-name="Standard" style:list-style-name="L43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75" style:family="paragraph" style:parent-style-name="Standard" style:list-style-name="L46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76" style:family="paragraph" style:parent-style-name="Standard" style:list-style-name="L46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77" style:family="paragraph" style:parent-style-name="Standard" style:list-style-name="L49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78" style:family="paragraph" style:parent-style-name="Standard" style:list-style-name="L49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79" style:family="paragraph" style:parent-style-name="Standard" style:list-style-name="L52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80" style:family="paragraph" style:parent-style-name="Standard" style:list-style-name="L55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81" style:family="paragraph" style:parent-style-name="Standard" style:list-style-name="L58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82" style:family="paragraph" style:parent-style-name="Standard" style:list-style-name="L37">
      <style:paragraph-properties fo:background-color="transparent">
        <style:background-image/>
      </style:paragraph-properties>
      <style:text-properties fo:font-size="16pt" officeooo:rsid="001c4405" officeooo:paragraph-rsid="001c4405" fo:background-color="transparent" style:font-size-asian="16pt" style:font-size-complex="16pt"/>
    </style:style>
    <style:style style:name="P83" style:family="paragraph" style:parent-style-name="Standard" style:list-style-name="L37">
      <style:paragraph-properties fo:background-color="transparent">
        <style:background-image/>
      </style:paragraph-properties>
      <style:text-properties fo:font-size="16pt" officeooo:rsid="004ee902" officeooo:paragraph-rsid="004ee902" style:font-size-asian="16pt" style:font-size-complex="16pt"/>
    </style:style>
    <style:style style:name="P84" style:family="paragraph" style:parent-style-name="Standard" style:list-style-name="L15">
      <style:paragraph-properties fo:background-color="transparent">
        <style:background-image/>
      </style:paragraph-properties>
      <style:text-properties fo:font-size="16pt" officeooo:rsid="00506657" officeooo:paragraph-rsid="00506657" style:font-size-asian="16pt" style:font-size-complex="16pt"/>
    </style:style>
    <style:style style:name="P85" style:family="paragraph" style:parent-style-name="Standard" style:list-style-name="L24">
      <style:paragraph-properties fo:background-color="transparent">
        <style:background-image/>
      </style:paragraph-properties>
      <style:text-properties fo:font-size="16pt" officeooo:rsid="0055cbd1" officeooo:paragraph-rsid="0055cbd1" style:font-size-asian="16pt" style:font-size-complex="16pt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officeooo:rsid="0030db04"/>
    </style:style>
    <style:style style:name="T5" style:family="text">
      <style:text-properties officeooo:rsid="003287e2"/>
    </style:style>
    <style:style style:name="T6" style:family="text">
      <style:text-properties officeooo:rsid="00352dd2"/>
    </style:style>
    <style:style style:name="T7" style:family="text">
      <style:text-properties officeooo:rsid="003657f8"/>
    </style:style>
    <style:style style:name="T8" style:family="text">
      <style:text-properties officeooo:rsid="0037662c"/>
    </style:style>
    <style:style style:name="T9" style:family="text">
      <style:text-properties officeooo:rsid="0038b3b2"/>
    </style:style>
    <style:style style:name="T10" style:family="text">
      <style:text-properties officeooo:rsid="0038c462"/>
    </style:style>
    <style:style style:name="T11" style:family="text">
      <style:text-properties officeooo:rsid="003bc479"/>
    </style:style>
    <style:style style:name="T12" style:family="text">
      <style:text-properties officeooo:rsid="003f1dc5"/>
    </style:style>
    <style:style style:name="T13" style:family="text">
      <style:text-properties officeooo:rsid="0040757e"/>
    </style:style>
    <style:style style:name="T14" style:family="text">
      <style:text-properties fo:font-style="italic"/>
    </style:style>
    <style:style style:name="T15" style:family="text">
      <style:text-properties fo:font-style="italic" officeooo:rsid="0040757e"/>
    </style:style>
    <style:style style:name="T16" style:family="text">
      <style:text-properties fo:font-style="normal" officeooo:rsid="0040757e" style:font-style-asian="normal" style:font-style-complex="normal"/>
    </style:style>
    <style:style style:name="T17" style:family="text">
      <style:text-properties fo:font-style="normal" officeooo:rsid="004272e1" style:font-style-asian="normal" style:font-style-complex="normal"/>
    </style:style>
    <style:style style:name="T18" style:family="text">
      <style:text-properties officeooo:rsid="0043f962"/>
    </style:style>
    <style:style style:name="T19" style:family="text">
      <style:text-properties officeooo:rsid="00457e07"/>
    </style:style>
    <style:style style:name="T20" style:family="text">
      <style:text-properties officeooo:rsid="00470da4"/>
    </style:style>
    <style:style style:name="T21" style:family="text">
      <style:text-properties officeooo:rsid="0048e8fc"/>
    </style:style>
    <style:style style:name="T22" style:family="text">
      <style:text-properties officeooo:rsid="004cdb9e"/>
    </style:style>
    <style:style style:name="T23" style:family="text">
      <style:text-properties officeooo:rsid="004d5e6c"/>
    </style:style>
    <style:style style:name="T24" style:family="text">
      <style:text-properties officeooo:rsid="004ee902"/>
    </style:style>
    <style:style style:name="T25" style:family="text">
      <style:text-properties officeooo:rsid="001c4405" fo:background-color="transparent" loext:char-shading-value="0"/>
    </style:style>
    <style:style style:name="T26" style:family="text">
      <style:text-properties officeooo:rsid="004d5e6c" fo:background-color="transparent" loext:char-shading-value="0"/>
    </style:style>
    <style:style style:name="T27" style:family="text">
      <style:text-properties officeooo:rsid="00518a67"/>
    </style:style>
    <style:style style:name="T28" style:family="text">
      <style:text-properties officeooo:rsid="005338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 - </text:span>Basics</text:p>
      <text:p text:style-name="P3"><text:s/></text:p>
      <text:list xml:id="list169221053497264756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2971733582408348639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161349264725506" text:continue-list="list169221053497264756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7607059011249664252" text:style-name="L3">
        <text:list-item>
          <text:list>
            <text:list-item>
              <text:p text:style-name="P10">Rookie: Success -&gt; Dibuix</text:p>
            </text:list-item>
            <text:list-item>
              <text:p text:style-name="P10">Perfection 1: Perfect -&gt; text <text:span text:style-name="T6">exoplanets</text:span></text:p>
            </text:list-item>
            <text:list-item>
              <text:p text:style-name="P11">Leftovers: have 10 EPs -&gt; <text:span text:style-name="T6">text </text:span>first ancestors</text:p>
            </text:list-item>
          </text:list>
        </text:list-item>
      </text:list>
      <text:list xml:id="list161349405124988" text:continue-list="list161349264725506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2978103954623552103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4845398143288841074" text:style-name="L5">
        <text:list-item>
          <text:list>
            <text:list-item>
              <text:p text:style-name="P13">Dispersal</text:p>
            </text:list-item>
            <text:list-item>
              <text:p text:style-name="P13">Dispersal</text:p>
            </text:list-item>
            <text:list-item>
              <text:p text:style-name="P13">Dispersal</text:p>
            </text:list-item>
          </text:list>
        </text:list-item>
      </text:list>
      <text:list xml:id="list161347889314161" text:continue-list="list2978103954623552103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5844300658791189339" text:style-name="L6">
        <text:list-item>
          <text:list>
            <text:list-item>
              <text:p text:style-name="P14">Getting used to: Success -&gt; Dibuix </text:p>
            </text:list-item>
            <text:list-item>
              <text:p text:style-name="P14">Perfection 2: Perfect -&gt; text hominins</text:p>
            </text:list-item>
            <text:list-item>
              <text:p text:style-name="P15">Wrong way: reach north mountains → <text:span text:style-name="T9">img</text:span> <text:span text:style-name="T9">T</text:span>ubu orientation</text:p>
            </text:list-item>
          </text:list>
        </text:list-item>
      </text:list>
      <text:list xml:id="list161348232543785" text:continue-list="list161347889314161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2">Text: "Our destiny is to arrive to 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5666455849254899120" text:style-name="L7">
        <text:list-item>
          <text:p text:style-name="P16">Atributs:</text:p>
          <text:list>
            <text:list-item>
              <text:p text:style-name="P16">Mobility</text:p>
            </text:list-item>
            <text:list-item>
              <text:p text:style-name="P16">Reproduction</text:p>
            </text:list-item>
            <text:list-item>
              <text:p text:style-name="P16">Resistance</text:p>
            </text:list-item>
          </text:list>
          <text:p text:style-name="P16"/>
        </text:list-item>
        <text:list-item>
          <text:p text:style-name="P16">Poders:</text:p>
          <text:list>
            <text:list-item>
              <text:p text:style-name="P16">Resistance</text:p>
            </text:list-item>
            <text:list-item>
              <text:p text:style-name="P16">Reproduction</text:p>
            </text:list-item>
          </text:list>
          <text:p text:style-name="P16"/>
        </text:list-item>
        <text:list-item>
          <text:p text:style-name="P16">Goals:</text:p>
        </text:list-item>
      </text:list>
      <text:list xml:id="list3872470111728318293" text:style-name="L8">
        <text:list-item>
          <text:list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</text:list>
        </text:list-item>
      </text:list>
      <text:list xml:id="list161348021658637" text:continue-list="list5666455849254899120" text:style-name="L7">
        <text:list-header>
          <text:p text:style-name="P16"/>
        </text:list-header>
        <text:list-item>
          <text:p text:style-name="P16">Achievements:</text:p>
        </text:list-item>
      </text:list>
      <text:list xml:id="list145942956880212060" text:style-name="L9">
        <text:list-item>
          <text:list>
            <text:list-item>
              <text:p text:style-name="P18">Boosted: Success -&gt; Dibuix</text:p>
            </text:list-item>
            <text:list-item>
              <text:p text:style-name="P18">Perfection 3: Perfect -&gt; <text:span text:style-name="T9">img</text:span> Beagle and Darwin</text:p>
            </text:list-item>
            <text:list-item>
              <text:p text:style-name="P19">The hard way: have 10 EPs →<text:span text:style-name="T8"> text reproduction in hunter gatherers</text:span></text:p>
            </text:list-item>
          </text:list>
        </text:list-item>
      </text:list>
      <text:list xml:id="list161349281951725" text:continue-list="list161348021658637" text:style-name="L7">
        <text:list-header>
          <text:p text:style-name="P16"/>
        </text:list-header>
        <text:list-item>
          <text:p text:style-name="P16">Story: </text:p>
          <text:list>
            <text:list-item>
              <text:p text:style-name="P16">Dibu: Homínid descobrint el foc</text:p>
            </text:list-item>
            <text:list-item>
              <text:p text:style-name="P16">Contingut: Sentit d'identitat i de destí de conquerir el planeta</text:p>
            </text:list-item>
            <text:list-item>
              <text:p text:style-name="P16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7437945209875457021" text:style-name="L10">
        <text:list-item>
          <text:p text:style-name="P20">Atributs:</text:p>
          <text:list>
            <text:list-item>
              <text:p text:style-name="P20">Mobility</text:p>
            </text:list-item>
            <text:list-item>
              <text:p text:style-name="P20">Technology</text:p>
            </text:list-item>
            <text:list-item>
              <text:p text:style-name="P20">Resistance</text:p>
            </text:list-item>
          </text:list>
          <text:p text:style-name="P20"/>
        </text:list-item>
        <text:list-item>
          <text:p text:style-name="P20">Poders:</text:p>
          <text:list>
            <text:list-item>
              <text:p text:style-name="P20">Reproduction</text:p>
            </text:list-item>
            <text:list-item>
              <text:p text:style-name="P20">Resistance</text:p>
            </text:list-item>
          </text:list>
          <text:p text:style-name="P20"/>
        </text:list-item>
        <text:list-item>
          <text:p text:style-name="P20">Goals:</text:p>
        </text:list-item>
      </text:list>
      <text:list xml:id="list5963075788475630255" text:style-name="L11">
        <text:list-item>
          <text:list>
            <text:list-item>
              <text:p text:style-name="P21">Dispersal</text:p>
            </text:list-item>
            <text:list-item>
              <text:p text:style-name="P21">Dispersal</text:p>
            </text:list-item>
            <text:list-item>
              <text:p text:style-name="P21">Dispersal</text:p>
            </text:list-item>
            <text:list-item>
              <text:p text:style-name="P21">Dispersal</text:p>
            </text:list-item>
            <text:list-item>
              <text:p text:style-name="P21">Dispersal</text:p>
            </text:list-item>
          </text:list>
        </text:list-item>
      </text:list>
      <text:list xml:id="list161349402350775" text:continue-list="list7437945209875457021" text:style-name="L10">
        <text:list-header>
          <text:p text:style-name="P20"/>
        </text:list-header>
        <text:list-item>
          <text:p text:style-name="P20">Achievements:</text:p>
        </text:list-item>
      </text:list>
      <text:list xml:id="list3772008340085253291" text:style-name="L12">
        <text:list-item>
          <text:list>
            <text:list-item>
              <text:p text:style-name="P22">Introducing Tech: Success -&gt; Dibuix</text:p>
            </text:list-item>
            <text:list-item>
              <text:p text:style-name="P22">Perfection 4: Perfect -&gt; <text:span text:style-name="T10">txt </text:span>Origins of technology and language </text:p>
            </text:list-item>
            <text:list-item>
              <text:p text:style-name="P23"><text:span text:style-name="T7">Tech nerd: No Boosts </text:span>-&gt;<text:span text:style-name="T7"> txt </text:span>quote Feynman</text:p>
            </text:list-item>
          </text:list>
        </text:list-item>
      </text:list>
      <text:list xml:id="list161347924879562" text:continue-list="list161349402350775" text:style-name="L10">
        <text:list-header>
          <text:p text:style-name="P20"/>
        </text:list-header>
        <text:list-item>
          <text:p text:style-name="P20">Story: </text:p>
          <text:list>
            <text:list-item>
              <text:p text:style-name="P20">Dibu: Escena domèstica amb foc i eines en una cova</text:p>
            </text:list-item>
            <text:list-item>
              <text:p text:style-name="P20">Contingut: Posseïdors de tecnologia, presència dels Guies</text:p>
            </text:list-item>
            <text:list-item>
              <text:p text:style-name="P20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274693903508937107" text:style-name="L13">
        <text:list-item>
          <text:p text:style-name="P24">Atributs:</text:p>
          <text:list>
            <text:list-item>
              <text:p text:style-name="P24">Mobility</text:p>
            </text:list-item>
            <text:list-item>
              <text:p text:style-name="P24">Reproduction</text:p>
            </text:list-item>
            <text:list-item>
              <text:p text:style-name="P24">Technology</text:p>
            </text:list-item>
          </text:list>
          <text:p text:style-name="P24"/>
        </text:list-item>
        <text:list-item>
          <text:p text:style-name="P24">Poders:</text:p>
          <text:list>
            <text:list-item>
              <text:p text:style-name="P24">Reproduction</text:p>
            </text:list-item>
            <text:list-item>
              <text:p text:style-name="P24">Resistance</text:p>
            </text:list-item>
          </text:list>
          <text:p text:style-name="P24"/>
        </text:list-item>
        <text:list-item>
          <text:p text:style-name="P24">Goals:</text:p>
        </text:list-item>
      </text:list>
      <text:list xml:id="list4100789845625396593" text:style-name="L14">
        <text:list-item>
          <text:list>
            <text:list-item>
              <text:p text:style-name="P25">Dispersal</text:p>
            </text:list-item>
            <text:list-item>
              <text:p text:style-name="P25">Dispersal</text:p>
            </text:list-item>
            <text:list-item>
              <text:p text:style-name="P25">Dispersal</text:p>
            </text:list-item>
          </text:list>
        </text:list-item>
      </text:list>
      <text:list xml:id="list161348589882363" text:continue-list="list274693903508937107" text:style-name="L13">
        <text:list-header>
          <text:p text:style-name="P24"/>
        </text:list-header>
        <text:list-item>
          <text:p text:style-name="P24">Achievements:</text:p>
        </text:list-item>
      </text:list>
      <text:list xml:id="list7114071569906581945" text:style-name="L15">
        <text:list-item>
          <text:list>
            <text:list-item>
              <text:p text:style-name="P26">Getting away: Success -&gt; Dibuix</text:p>
            </text:list-item>
            <text:list-item>
              <text:p text:style-name="P26">Perfection 5: Perfect -&gt; <text:span text:style-name="T10">txt Ficció sobre Neanderthals</text:span></text:p>
            </text:list-item>
            <text:list-item>
              <text:p text:style-name="P84">You are not the first one: <text:span text:style-name="T27">arribar </text:span><text:s/>-&gt; img vikings, <text:span text:style-name="T28">arribar al nord-est</text:span></text:p>
            </text:list-item>
          </text:list>
        </text:list-item>
      </text:list>
      <text:list xml:id="list161348398984582" text:continue-list="list161348589882363" text:style-name="L13">
        <text:list-header>
          <text:p text:style-name="P24"/>
        </text:list-header>
        <text:list-item>
          <text:p text:style-name="P24">Story:</text:p>
          <text:list>
            <text:list-item>
              <text:p text:style-name="P24">Dibu: Escena de caça</text:p>
            </text:list-item>
            <text:list-item>
              <text:p text:style-name="P24">Contingut: Arrogància, tot els va bé </text:p>
            </text:list-item>
            <text:list-item>
              <text:p text:style-name="P24">Text: "We will not be afraid of anyone or anything."</text:p>
            </text:list-item>
          </text:list>
          <text:p text:style-name="P24"/>
        </text:list-item>
      </text:list>
      <text:p text:style-name="P3"/>
      <text:p text:style-name="P5">6 - Cultural Influence</text:p>
      <text:p text:style-name="P3"/>
      <text:list xml:id="list367839601282344176" text:style-name="L16">
        <text:list-item>
          <text:p text:style-name="P27">Atributs:</text:p>
          <text:list>
            <text:list-item>
              <text:p text:style-name="P27">Influence</text:p>
            </text:list-item>
            <text:list-item>
              <text:p text:style-name="P27">Mobility</text:p>
            </text:list-item>
            <text:list-item>
              <text:p text:style-name="P27">Technology</text:p>
            </text:list-item>
          </text:list>
          <text:p text:style-name="P27"/>
        </text:list-item>
        <text:list-item>
          <text:p text:style-name="P27">Poders:</text:p>
          <text:list>
            <text:list-item>
              <text:p text:style-name="P27">Mobility</text:p>
            </text:list-item>
            <text:list-item>
              <text:p text:style-name="P27">Reproduction</text:p>
            </text:list-item>
          </text:list>
          <text:p text:style-name="P27"/>
        </text:list-item>
        <text:list-item>
          <text:p text:style-name="P27">Goals:</text:p>
        </text:list-item>
      </text:list>
      <text:list xml:id="list8407923872901572943" text:style-name="L17">
        <text:list-item>
          <text:list>
            <text:list-item>
              <text:p text:style-name="P28">Dispersal</text:p>
            </text:list-item>
            <text:list-item>
              <text:p text:style-name="P28">Dispersal</text:p>
            </text:list-item>
            <text:list-item>
              <text:p text:style-name="P28">Dispersal</text:p>
            </text:list-item>
          </text:list>
        </text:list-item>
      </text:list>
      <text:list xml:id="list161348592332597" text:continue-list="list367839601282344176" text:style-name="L16">
        <text:list-header>
          <text:p text:style-name="P27"/>
        </text:list-header>
        <text:list-item>
          <text:p text:style-name="P27">Achievements:</text:p>
        </text:list-item>
      </text:list>
      <text:list xml:id="list3055863695072467095" text:style-name="L18">
        <text:list-item>
          <text:list>
            <text:list-item>
              <text:p text:style-name="P29">Influencer: Success -&gt; Dibuix</text:p>
            </text:list-item>
            <text:list-item>
              <text:p text:style-name="P29">Perfection 6: Perfect -&gt; <text:span text:style-name="T10">img </text:span>Hybridation Neanderthals</text:p>
            </text:list-item>
            <text:list-item>
              <text:p text:style-name="P66">I am not an animal!: Have 10 Eps -<text:span text:style-name="T12">&gt;</text:span> <text:span text:style-name="T10">img orcas </text:span>culture is not only human</text:p>
            </text:list-item>
          </text:list>
        </text:list-item>
      </text:list>
      <text:p text:style-name="P4"/>
      <text:list xml:id="list161349511498232" text:continue-list="list161348592332597" text:style-name="L16">
        <text:list-item>
          <text:p text:style-name="P27">Story:</text:p>
          <text:list>
            <text:list-item>
              <text:p text:style-name="P27">Dibu: Escena de recolecció</text:p>
            </text:list-item>
            <text:list-item>
              <text:p text:style-name="P27">Contingut: Els Zho'll estan expandint-se i guanyant força</text:p>
            </text:list-item>
            <text:list-item>
              <text:p text:style-name="P27">Text: "The Guides watch us and provide for us"</text:p>
            </text:list-item>
          </text:list>
          <text:p text:style-name="P27"/>
        </text:list-item>
      </text:list>
      <text:p text:style-name="P3"/>
      <text:p text:style-name="P5">7 - Warfare</text:p>
      <text:p text:style-name="P3"/>
      <text:list xml:id="list7954061622144957521" text:style-name="L19">
        <text:list-item>
          <text:p text:style-name="P30">Atributs:</text:p>
          <text:list>
            <text:list-item>
              <text:p text:style-name="P30">Warfare</text:p>
            </text:list-item>
            <text:list-item>
              <text:p text:style-name="P30">Mobility</text:p>
            </text:list-item>
            <text:list-item>
              <text:p text:style-name="P30">Technology</text:p>
            </text:list-item>
          </text:list>
          <text:p text:style-name="P30"/>
        </text:list-item>
        <text:list-item>
          <text:p text:style-name="P30">Poders:</text:p>
          <text:list>
            <text:list-item>
              <text:p text:style-name="P30">Reproduction</text:p>
            </text:list-item>
            <text:list-item>
              <text:p text:style-name="P30">Resistance</text:p>
            </text:list-item>
          </text:list>
          <text:p text:style-name="P30"/>
        </text:list-item>
        <text:list-item>
          <text:p text:style-name="P30">Goals:</text:p>
        </text:list-item>
      </text:list>
      <text:list xml:id="list3933815485063336109" text:style-name="L20">
        <text:list-item>
          <text:list>
            <text:list-item>
              <text:p text:style-name="P31">Dispersal</text:p>
            </text:list-item>
            <text:list-item>
              <text:p text:style-name="P31">Dispersal</text:p>
            </text:list-item>
            <text:list-item>
              <text:p text:style-name="P31">Dispersal</text:p>
            </text:list-item>
          </text:list>
        </text:list-item>
      </text:list>
      <text:list xml:id="list161348624193637" text:continue-list="list7954061622144957521" text:style-name="L19">
        <text:list-header>
          <text:p text:style-name="P30"/>
        </text:list-header>
        <text:list-item>
          <text:p text:style-name="P30">Achievements:</text:p>
        </text:list-item>
      </text:list>
      <text:list xml:id="list2516896981067376862" text:style-name="L21">
        <text:list-item>
          <text:list>
            <text:list-item>
              <text:p text:style-name="P32">Call to arms: Success -&gt; Dibuix</text:p>
            </text:list-item>
            <text:list-item>
              <text:p text:style-name="P32">Perfection 7: Perfect -&gt; <text:span text:style-name="T11">img warfare</text:span></text:p>
            </text:list-item>
            <text:list-item>
              <text:p text:style-name="P67">The world on horseback: creuar muntanyes pel nord-&gt; txt quote genghis khan</text:p>
            </text:list-item>
          </text:list>
        </text:list-item>
      </text:list>
      <text:list xml:id="list161348388492253" text:continue-list="list161348624193637" text:style-name="L19">
        <text:list-header>
          <text:p text:style-name="P30"/>
        </text:list-header>
        <text:list-item>
          <text:p text:style-name="P30">Story:</text:p>
          <text:list>
            <text:list-item>
              <text:p text:style-name="P30">Dibu: Escena de pesca</text:p>
            </text:list-item>
            <text:list-item>
              <text:p text:style-name="P30">Contingut: Els Zho'll poden acomplir el seu destí sense els Guies</text:p>
            </text:list-item>
            <text:list-item>
              <text:p text:style-name="P30">Text: "Do we need the Guides? The Zho'll already own this land!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327601621811108509" text:style-name="L22">
        <text:list-item>
          <text:p text:style-name="P33">Atributs:</text:p>
          <text:list>
            <text:list-item>
              <text:p text:style-name="P33">Influence </text:p>
            </text:list-item>
            <text:list-item>
              <text:p text:style-name="P33">Warfare</text:p>
            </text:list-item>
            <text:list-item>
              <text:p text:style-name="P33">Resistance</text:p>
            </text:list-item>
          </text:list>
          <text:p text:style-name="P33"/>
        </text:list-item>
        <text:list-item>
          <text:p text:style-name="P33">Poders:</text:p>
          <text:list>
            <text:list-item>
              <text:p text:style-name="P33">Mobility</text:p>
            </text:list-item>
            <text:list-item>
              <text:p text:style-name="P33">Reproduction</text:p>
            </text:list-item>
          </text:list>
          <text:p text:style-name="P33"/>
        </text:list-item>
        <text:list-item>
          <text:p text:style-name="P33">Goals:</text:p>
        </text:list-item>
      </text:list>
      <text:list xml:id="list6837521246131144824" text:style-name="L23">
        <text:list-item>
          <text:list>
            <text:list-item>
              <text:p text:style-name="P34">Dispersal</text:p>
            </text:list-item>
            <text:list-item>
              <text:p text:style-name="P34">Dispersal</text:p>
            </text:list-item>
            <text:list-item>
              <text:p text:style-name="P34">Dispersal</text:p>
            </text:list-item>
            <text:list-item>
              <text:p text:style-name="P34">Dispersal</text:p>
            </text:list-item>
          </text:list>
        </text:list-item>
      </text:list>
      <text:list xml:id="list161347534376298" text:continue-list="list327601621811108509" text:style-name="L22">
        <text:list-header>
          <text:p text:style-name="P33"/>
        </text:list-header>
        <text:list-item>
          <text:p text:style-name="P33">Achievements:</text:p>
        </text:list-item>
      </text:list>
      <text:list xml:id="list4997767202260621199" text:style-name="L24">
        <text:list-item>
          <text:list>
            <text:list-item>
              <text:p text:style-name="P35">The crossing: Success -&gt; Dibuix</text:p>
            </text:list-item>
            <text:list-item>
              <text:p text:style-name="P35">Perfection 8: Perfect -&gt; Nanook</text:p>
            </text:list-item>
            <text:list-item>
              <text:p text:style-name="P85">Ice and fire: 10 eps → img igloo</text:p>
            </text:list-item>
          </text:list>
        </text:list-item>
      </text:list>
      <text:list xml:id="list161349391422840" text:continue-list="list161347534376298" text:style-name="L22">
        <text:list-header>
          <text:p text:style-name="P33"/>
        </text:list-header>
        <text:list-item>
          <text:p text:style-name="P33">Story:</text:p>
        </text:list-item>
      </text:list>
      <text:list xml:id="list6383966051298541885" text:style-name="L25">
        <text:list-item>
          <text:list>
            <text:list-item>
              <text:p text:style-name="P36">Dibu: Escena de combat </text:p>
            </text:list-item>
            <text:list-item>
              <text:p text:style-name="P36">Contingut: Dubtes; encara necessiten als Guies</text:p>
            </text:list-item>
            <text:list-item>
              <text:p text:style-name="P36">Text: "But we are not alone...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4427847443929889647" text:style-name="L26">
        <text:list-item>
          <text:p text:style-name="P37">Atributs:</text:p>
          <text:list>
            <text:list-item>
              <text:p text:style-name="P37">Reproduction</text:p>
            </text:list-item>
            <text:list-item>
              <text:p text:style-name="P37">Technology</text:p>
            </text:list-item>
            <text:list-item>
              <text:p text:style-name="P37">Mobility</text:p>
            </text:list-item>
          </text:list>
          <text:p text:style-name="P37"/>
        </text:list-item>
        <text:list-item>
          <text:p text:style-name="P37">Poders:</text:p>
          <text:list>
            <text:list-item>
              <text:p text:style-name="P37">Warfare</text:p>
            </text:list-item>
            <text:list-item>
              <text:p text:style-name="P37">Influence</text:p>
            </text:list-item>
          </text:list>
          <text:p text:style-name="P37"/>
        </text:list-item>
        <text:list-item>
          <text:p text:style-name="P37">Goals:</text:p>
        </text:list-item>
      </text:list>
      <text:list xml:id="list774360843120744538" text:style-name="L27">
        <text:list-item>
          <text:list>
            <text:list-item>
              <text:p text:style-name="P38">Dispersal</text:p>
            </text:list-item>
            <text:list-item>
              <text:p text:style-name="P38">Dispersal</text:p>
            </text:list-item>
            <text:list-item>
              <text:p text:style-name="P38">Dispersal</text:p>
            </text:list-item>
            <text:list-item>
              <text:p text:style-name="P38">Dispersal</text:p>
            </text:list-item>
          </text:list>
        </text:list-item>
      </text:list>
      <text:list xml:id="list161348499320391" text:continue-list="list4427847443929889647" text:style-name="L26">
        <text:list-header>
          <text:p text:style-name="P37"/>
        </text:list-header>
        <text:list-item>
          <text:p text:style-name="P37">Achievements:</text:p>
        </text:list-item>
      </text:list>
      <text:list xml:id="list7432936922500013071" text:style-name="L28">
        <text:list-item>
          <text:list>
            <text:list-item>
              <text:p text:style-name="P39">Joining forces: Success -&gt; Dibuix</text:p>
            </text:list-item>
            <text:list-item>
              <text:p text:style-name="P39">Perfection 9: Perfect -&gt; Neanderthal extinction</text:p>
            </text:list-item>
            <text:list-item>
              <text:p text:style-name="P39">Easy Peasy: No Boosts -&gt; <text:span text:style-name="T5">Text reproducció en caçadors/recolectors</text:span></text:p>
            </text:list-item>
          </text:list>
        </text:list-item>
      </text:list>
      <text:list xml:id="list161348461610133" text:continue-list="list161348499320391" text:style-name="L26">
        <text:list-header>
          <text:p text:style-name="P37"/>
        </text:list-header>
        <text:list-item>
          <text:p text:style-name="P37">Story:</text:p>
          <text:list>
            <text:list-item>
              <text:p text:style-name="P37">Dibu: Zho'll passant vora l'esquelet d'una espècie extingida</text:p>
            </text:list-item>
            <text:list-item>
              <text:p text:style-name="P37">Contingut: Estan a prop de conquerir tot el planeta, són l'espècie elegida</text:p>
            </text:list-item>
            <text:list-item>
              <text:p text:style-name="P37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1757619523084793120" text:style-name="L29">
        <text:list-item>
          <text:p text:style-name="P40">Atributs:</text:p>
          <text:list>
            <text:list-item>
              <text:p text:style-name="P40">Influence </text:p>
            </text:list-item>
            <text:list-item>
              <text:p text:style-name="P40">Warfare</text:p>
            </text:list-item>
            <text:list-item>
              <text:p text:style-name="P40">Technology</text:p>
            </text:list-item>
          </text:list>
        </text:list-item>
      </text:list>
      <text:p text:style-name="P3"/>
      <text:list xml:id="list161348409126687" text:continue-numbering="true" text:style-name="L29">
        <text:list-item>
          <text:p text:style-name="P40">Poders:</text:p>
          <text:list>
            <text:list-item>
              <text:p text:style-name="P40">Reproduction</text:p>
            </text:list-item>
            <text:list-item>
              <text:p text:style-name="P40">Resistance</text:p>
            </text:list-item>
          </text:list>
          <text:p text:style-name="P40"/>
        </text:list-item>
        <text:list-item>
          <text:p text:style-name="P40">Goals:</text:p>
        </text:list-item>
      </text:list>
      <text:list xml:id="list6565221677682740365" text:style-name="L30">
        <text:list-item>
          <text:list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</text:list>
        </text:list-item>
      </text:list>
      <text:list xml:id="list161348154503358" text:continue-list="list161348409126687" text:style-name="L29">
        <text:list-header>
          <text:p text:style-name="P40"/>
        </text:list-header>
        <text:list-item>
          <text:p text:style-name="P40">Achievements:</text:p>
        </text:list-item>
      </text:list>
      <text:list xml:id="list9160252325732853584" text:style-name="L31">
        <text:list-item>
          <text:list>
            <text:list-item>
              <text:p text:style-name="P42">Find a way: Success -&gt; Dibuix</text:p>
            </text:list-item>
            <text:list-item>
              <text:p text:style-name="P43">Perfection 10: Perfect -&gt; logo murphy's toast</text:p>
            </text:list-item>
            <text:list-item>
              <text:p text:style-name="P42"><text:span text:style-name="T21">Half Way: no boosts</text:span>-<text:span text:style-name="T13">&gt; txt quote Neil deGrasse Tyson</text:span></text:p>
            </text:list-item>
          </text:list>
        </text:list-item>
      </text:list>
      <text:list xml:id="list161348501834593" text:continue-list="list161348154503358" text:style-name="L29">
        <text:list-header>
          <text:p text:style-name="P40"/>
        </text:list-header>
        <text:list-item>
          <text:p text:style-name="P40">Story:</text:p>
          <text:list>
            <text:list-item>
              <text:p text:style-name="P40">Dibu: Poblat vora un llac</text:p>
            </text:list-item>
            <text:list-item>
              <text:p text:style-name="P40">Contingut: Pas de ser nòmades a sedentaris, cansats de seguir les ordres dels Guies</text:p>
            </text:list-item>
            <text:list-item>
              <text:p text:style-name="P40">Text: "Why do we have to obey the Guides and move again?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9050010236288277384" text:style-name="L32">
        <text:list-item>
          <text:p text:style-name="P44">Anar a 2 llocs, en cada un explotar un tipus de recurs: 1) minerals i 2) fusta. Al segon evitar sobreexplotació</text:p>
          <text:p text:style-name="P44"/>
        </text:list-item>
        <text:list-item>
          <text:p text:style-name="P44">Atributs:</text:p>
          <text:list>
            <text:list-item>
              <text:p text:style-name="P44">Exploitation</text:p>
            </text:list-item>
            <text:list-item>
              <text:p text:style-name="P44">Reproduction</text:p>
            </text:list-item>
            <text:list-item>
              <text:p text:style-name="P44">Technology</text:p>
            </text:list-item>
          </text:list>
          <text:p text:style-name="P44"/>
        </text:list-item>
        <text:list-item>
          <text:p text:style-name="P44">Poders:</text:p>
          <text:list>
            <text:list-item>
              <text:p text:style-name="P44">Resistance</text:p>
            </text:list-item>
            <text:list-item>
              <text:p text:style-name="P44">Mobility</text:p>
            </text:list-item>
          </text:list>
          <text:p text:style-name="P44"/>
        </text:list-item>
        <text:list-item>
          <text:p text:style-name="P44">Goals:</text:p>
        </text:list-item>
      </text:list>
      <text:list xml:id="list6452101030437095878" text:style-name="L33">
        <text:list-item>
          <text:list>
            <text:list-item>
              <text:p text:style-name="P45">Resources</text:p>
            </text:list-item>
            <text:list-item>
              <text:p text:style-name="P45">Resources</text:p>
            </text:list-item>
          </text:list>
        </text:list-item>
      </text:list>
      <text:list xml:id="list161347814770115" text:continue-list="list9050010236288277384" text:style-name="L32">
        <text:list-header>
          <text:p text:style-name="P44"/>
        </text:list-header>
        <text:list-item>
          <text:p text:style-name="P44">Achievements:</text:p>
        </text:list-item>
      </text:list>
      <text:list xml:id="list4695176072477737171" text:style-name="L34">
        <text:list-item>
          <text:list>
            <text:list-item>
              <text:p text:style-name="P68">?? : Success -&gt; Dibuix</text:p>
            </text:list-item>
            <text:list-item>
              <text:p text:style-name="P69"><text:span text:style-name="T19">Perfection 11</text:span> : Perfect -&gt; ??</text:p>
            </text:list-item>
            <text:list-item>
              <text:p text:style-name="P68">??</text:p>
            </text:list-item>
          </text:list>
        </text:list-item>
      </text:list>
      <text:list xml:id="list161348458195175" text:continue-list="list161347814770115" text:style-name="L32">
        <text:list-header>
          <text:p text:style-name="P44"/>
        </text:list-header>
        <text:list-item>
          <text:p text:style-name="P44">Story:</text:p>
          <text:list>
            <text:list-item>
              <text:p text:style-name="P44">Dibu: Símbols dels Guies en una cova</text:p>
            </text:list-item>
            <text:list-item>
              <text:p text:style-name="P44">Contingut: </text:p>
            </text:list-item>
            <text:list-item>
              <text:p text:style-name="P44">Text: "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5231228411273683533" text:style-name="L35">
        <text:list-item>
          <text:p text:style-name="P46">Competir contra una altra població pels recursos de bosc d'una zona determinada. Dues opcions: pujar influència o guerra mentre es puja exploitation i controlant sobreexplotació</text:p>
          <text:p text:style-name="P46"/>
        </text:list-item>
        <text:list-item>
          <text:p text:style-name="P46">Atributs:</text:p>
          <text:list>
            <text:list-item>
              <text:p text:style-name="P46">Exploitation</text:p>
            </text:list-item>
            <text:list-item>
              <text:p text:style-name="P46">Influence</text:p>
            </text:list-item>
            <text:list-item>
              <text:p text:style-name="P46">Reproduction</text:p>
            </text:list-item>
          </text:list>
          <text:p text:style-name="P46"/>
        </text:list-item>
        <text:list-item>
          <text:p text:style-name="P46">Poders:</text:p>
          <text:list>
            <text:list-item>
              <text:p text:style-name="P46">Reproduction</text:p>
            </text:list-item>
            <text:list-item>
              <text:p text:style-name="P46">Warfare</text:p>
            </text:list-item>
          </text:list>
          <text:p text:style-name="P46"/>
        </text:list-item>
        <text:list-item>
          <text:p text:style-name="P46">Goals:</text:p>
        </text:list-item>
      </text:list>
      <text:list xml:id="list6709010560164349383" text:style-name="L36">
        <text:list-item>
          <text:list>
            <text:list-item>
              <text:p text:style-name="P47">Resources </text:p>
            </text:list-item>
            <text:list-item>
              <text:p text:style-name="P47">Population</text:p>
            </text:list-item>
          </text:list>
        </text:list-item>
      </text:list>
      <text:list xml:id="list161348531141306" text:continue-list="list5231228411273683533" text:style-name="L35">
        <text:list-header>
          <text:p text:style-name="P46"/>
        </text:list-header>
        <text:list-item>
          <text:p text:style-name="P46">Achievements:</text:p>
        </text:list-item>
      </text:list>
      <text:list xml:id="list6661411855335561479" text:style-name="L37">
        <text:list-item>
          <text:list>
            <text:list-item>
              <text:p text:style-name="P70">?? : Success -&gt; Dibuix</text:p>
            </text:list-item>
            <text:list-item>
              <text:p text:style-name="P82"><text:span text:style-name="T19">Perfection 12</text:span> : Perfect →<text:span text:style-name="T24"> txt sky burials</text:span></text:p>
            </text:list-item>
            <text:list-item>
              <text:p text:style-name="P83">Do they have gills? No boost: <text:span text:style-name="T25">-&gt; </text:span><text:span text:style-name="T26">img sama bajau bucejadors</text:span></text:p>
            </text:list-item>
          </text:list>
        </text:list-item>
      </text:list>
      <text:list xml:id="list161348505653282" text:continue-list="list161348531141306" text:style-name="L35">
        <text:list-header>
          <text:p text:style-name="P46"/>
        </text:list-header>
        <text:list-item>
          <text:p text:style-name="P46">Story:</text:p>
          <text:list>
            <text:list-item>
              <text:p text:style-name="P46">Dibu: Escena d'enterrament</text:p>
            </text:list-item>
            <text:list-item>
              <text:p text:style-name="P46">Contingut: </text:p>
            </text:list-item>
            <text:list-item>
              <text:p text:style-name="P46">Text: "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3455654583986577528" text:style-name="L38">
        <text:list-item>
          <text:p text:style-name="P48">Agafar recursos d'una zona, arribar una altra amb ells i comerciar fins tenir XX de l'altre recurs</text:p>
          <text:p text:style-name="P48"/>
        </text:list-item>
        <text:list-item>
          <text:p text:style-name="P48">Atributs:</text:p>
          <text:list>
            <text:list-item>
              <text:p text:style-name="P48">Exploitation</text:p>
            </text:list-item>
            <text:list-item>
              <text:p text:style-name="P48">Trade</text:p>
            </text:list-item>
            <text:list-item>
              <text:p text:style-name="P48">Reproduction</text:p>
            </text:list-item>
          </text:list>
          <text:p text:style-name="P48"/>
        </text:list-item>
        <text:list-item>
          <text:p text:style-name="P48">Poders:</text:p>
          <text:list>
            <text:list-item>
              <text:p text:style-name="P48">Mobility</text:p>
            </text:list-item>
            <text:list-item>
              <text:p text:style-name="P48">Influence</text:p>
            </text:list-item>
          </text:list>
          <text:p text:style-name="P48"/>
        </text:list-item>
        <text:list-item>
          <text:p text:style-name="P48">Goals:</text:p>
        </text:list-item>
      </text:list>
      <text:list xml:id="list6075516381147515323" text:style-name="L39">
        <text:list-item>
          <text:list>
            <text:list-item>
              <text:p text:style-name="P49">Resources</text:p>
            </text:list-item>
            <text:list-item>
              <text:p text:style-name="P49">Dispersal</text:p>
            </text:list-item>
            <text:list-item>
              <text:p text:style-name="P49">Resources</text:p>
            </text:list-item>
          </text:list>
        </text:list-item>
      </text:list>
      <text:list xml:id="list161348643635459" text:continue-list="list3455654583986577528" text:style-name="L38">
        <text:list-item>
          <text:p text:style-name="P48"/>
        </text:list-item>
        <text:list-item>
          <text:p text:style-name="P48">Achievements:</text:p>
        </text:list-item>
      </text:list>
      <text:list xml:id="list689195728022932304" text:style-name="L40">
        <text:list-item>
          <text:list>
            <text:list-item>
              <text:p text:style-name="P71">?? : Success -&gt; Dibuix</text:p>
            </text:list-item>
            <text:list-item>
              <text:p text:style-name="P72"><text:span text:style-name="T19">Perfection 13</text:span> : Perfect -&gt; ??</text:p>
            </text:list-item>
            <text:list-item>
              <text:p text:style-name="P71">??</text:p>
            </text:list-item>
          </text:list>
        </text:list-item>
      </text:list>
      <text:list xml:id="list161348679916342" text:continue-list="list161348643635459" text:style-name="L38">
        <text:list-header>
          <text:p text:style-name="P48"/>
        </text:list-header>
        <text:list-item>
          <text:p text:style-name="P48">Story:</text:p>
          <text:list>
            <text:list-item>
              <text:p text:style-name="P48">Dibu: Aixecament d'un menhir amb el símbol dels Guies</text:p>
            </text:list-item>
            <text:list-item>
              <text:p text:style-name="P48">Contingut: </text:p>
            </text:list-item>
            <text:list-item>
              <text:p text:style-name="P48">Text: ""</text:p>
            </text:list-item>
          </text:list>
        </text:list-item>
      </text:list>
      <text:p text:style-name="P3"/>
      <text:p text:style-name="P6"><text:span text:style-name="T2">1</text:span><text:span text:style-name="T3">4 - </text:span><text:span text:style-name="T2">Trade + Warfare</text:span></text:p>
      <text:p text:style-name="P3"/>
      <text:list xml:id="list3888756894540124250" text:style-name="L41">
        <text:list-item>
          <text:p text:style-name="P50">Aconseguir un recurs que no es té a través de warfare mentre una tercera població també el vol</text:p>
          <text:p text:style-name="P50"/>
        </text:list-item>
        <text:list-item>
          <text:p text:style-name="P50">Atributs:</text:p>
          <text:list>
            <text:list-item>
              <text:p text:style-name="P50">Trade</text:p>
            </text:list-item>
            <text:list-item>
              <text:p text:style-name="P50">Warfare</text:p>
            </text:list-item>
            <text:list-item>
              <text:p text:style-name="P50">Reproduction</text:p>
            </text:list-item>
          </text:list>
          <text:p text:style-name="P50"/>
        </text:list-item>
        <text:list-item>
          <text:p text:style-name="P50">Poders:</text:p>
          <text:list>
            <text:list-item>
              <text:p text:style-name="P50">Mobility</text:p>
            </text:list-item>
            <text:list-item>
              <text:p text:style-name="P50">Influence</text:p>
            </text:list-item>
          </text:list>
          <text:p text:style-name="P50"/>
        </text:list-item>
        <text:list-item>
          <text:p text:style-name="P50">Goals:</text:p>
        </text:list-item>
      </text:list>
      <text:list xml:id="list4190327464933033197" text:style-name="L42">
        <text:list-item>
          <text:list>
            <text:list-item>
              <text:p text:style-name="P51">Dispersal</text:p>
            </text:list-item>
            <text:list-item>
              <text:p text:style-name="P51">Population</text:p>
            </text:list-item>
            <text:list-item>
              <text:p text:style-name="P51">Resources</text:p>
            </text:list-item>
          </text:list>
        </text:list-item>
      </text:list>
      <text:list xml:id="list161348921506556" text:continue-list="list3888756894540124250" text:style-name="L41">
        <text:list-header>
          <text:p text:style-name="P50"/>
        </text:list-header>
        <text:list-item>
          <text:p text:style-name="P50">Achievements:</text:p>
        </text:list-item>
      </text:list>
      <text:list xml:id="list8511207683260097103" text:style-name="L43">
        <text:list-item>
          <text:list>
            <text:list-item>
              <text:p text:style-name="P73">?? : Success -&gt; Dibuix</text:p>
            </text:list-item>
            <text:list-item>
              <text:p text:style-name="P74"><text:span text:style-name="T19">Perfection 14</text:span> : Perfect -&gt; ??</text:p>
            </text:list-item>
            <text:list-item>
              <text:p text:style-name="P73">??</text:p>
            </text:list-item>
          </text:list>
        </text:list-item>
      </text:list>
      <text:list xml:id="list161349518851135" text:continue-list="list161348921506556" text:style-name="L41">
        <text:list-header>
          <text:p text:style-name="P50"/>
        </text:list-header>
        <text:list-item>
          <text:p text:style-name="P50">Story:</text:p>
          <text:list>
            <text:list-item>
              <text:p text:style-name="P50">Dibu: Escena de domesticació animals</text:p>
            </text:list-item>
            <text:list-item>
              <text:p text:style-name="P50">Contingut: </text:p>
            </text:list-item>
            <text:list-item>
              <text:p text:style-name="P50">Text: ""</text:p>
            </text:list-item>
          </text:list>
        </text:list-item>
      </text:list>
      <text:p text:style-name="P5">1<text:span text:style-name="T1">5 - </text:span>Trade + War/Influence</text:p>
      <text:p text:style-name="P3"/>
      <text:list xml:id="list6376771175240978584" text:style-name="L44">
        <text:list-item>
          <text:p text:style-name="P52">Agafar fusta i canviar-lo per metalls a on hi ha una altra població mitjançant trade, influence o warfare</text:p>
          <text:p text:style-name="P52"/>
        </text:list-item>
        <text:list-item>
          <text:p text:style-name="P52">Atributs: </text:p>
          <text:list>
            <text:list-item>
              <text:p text:style-name="P52">Trade</text:p>
            </text:list-item>
            <text:list-item>
              <text:p text:style-name="P52">Influence</text:p>
            </text:list-item>
            <text:list-item>
              <text:p text:style-name="P52">Mobility </text:p>
            </text:list-item>
          </text:list>
          <text:p text:style-name="P52"/>
        </text:list-item>
        <text:list-item>
          <text:p text:style-name="P52">Poders:</text:p>
          <text:list>
            <text:list-item>
              <text:p text:style-name="P52">Reproduction</text:p>
            </text:list-item>
            <text:list-item>
              <text:p text:style-name="P52">Warfare</text:p>
            </text:list-item>
          </text:list>
          <text:p text:style-name="P52"/>
        </text:list-item>
        <text:list-item>
          <text:p text:style-name="P52">Goals:</text:p>
        </text:list-item>
      </text:list>
      <text:list xml:id="list525269471242850802" text:style-name="L45">
        <text:list-item>
          <text:list>
            <text:list-item>
              <text:p text:style-name="P53">Resources </text:p>
            </text:list-item>
            <text:list-item>
              <text:p text:style-name="P53">Resources</text:p>
            </text:list-item>
            <text:list-item>
              <text:p text:style-name="P53">Population</text:p>
            </text:list-item>
          </text:list>
        </text:list-item>
      </text:list>
      <text:list xml:id="list161348557775827" text:continue-list="list6376771175240978584" text:style-name="L44">
        <text:list-header>
          <text:p text:style-name="P52"/>
        </text:list-header>
        <text:list-item>
          <text:p text:style-name="P52">Achievements:</text:p>
        </text:list-item>
      </text:list>
      <text:list xml:id="list6000286238784594263" text:style-name="L46">
        <text:list-item>
          <text:list>
            <text:list-item>
              <text:p text:style-name="P75">?? : Success -&gt; Dibuix</text:p>
            </text:list-item>
            <text:list-item>
              <text:p text:style-name="P76"><text:span text:style-name="T19">Perfection 15</text:span> : Perfect -&gt; ??</text:p>
            </text:list-item>
            <text:list-item>
              <text:p text:style-name="P75">??</text:p>
            </text:list-item>
          </text:list>
        </text:list-item>
      </text:list>
      <text:list xml:id="list161349432093666" text:continue-list="list161348557775827" text:style-name="L44">
        <text:list-header>
          <text:p text:style-name="P52"/>
        </text:list-header>
        <text:list-item>
          <text:p text:style-name="P52">Story:</text:p>
          <text:list>
            <text:list-item>
              <text:p text:style-name="P52">Dibu: Escena d'agricultura</text:p>
            </text:list-item>
            <text:list-item>
              <text:p text:style-name="P52">Contingut: </text:p>
            </text:list-item>
            <text:list-item>
              <text:p text:style-name="P52">Text: ""</text:p>
            </text:list-item>
          </text:list>
        </text:list-item>
      </text:list>
      <text:p text:style-name="P3"/>
      <text:p text:style-name="P5">16 - Terraforming</text:p>
      <text:p text:style-name="P3"/>
      <text:list xml:id="list3331471412060042492" text:style-name="L47">
        <text:list-item>
          <text:p text:style-name="P54">Transformar una zona àrida en una de ben cultivada</text:p>
          <text:p text:style-name="P54"/>
        </text:list-item>
        <text:list-item>
          <text:p text:style-name="P54">Atributs:</text:p>
          <text:list>
            <text:list-item>
              <text:p text:style-name="P54">Terraforming</text:p>
            </text:list-item>
            <text:list-item>
              <text:p text:style-name="P54">Technology</text:p>
            </text:list-item>
            <text:list-item>
              <text:p text:style-name="P54">Mobility</text:p>
            </text:list-item>
          </text:list>
          <text:p text:style-name="P54"/>
        </text:list-item>
        <text:list-item>
          <text:p text:style-name="P54">Poders:</text:p>
          <text:list>
            <text:list-item>
              <text:p text:style-name="P54">Reproduction</text:p>
            </text:list-item>
            <text:list-item>
              <text:p text:style-name="P54">Resistance</text:p>
            </text:list-item>
          </text:list>
          <text:p text:style-name="P54"/>
        </text:list-item>
        <text:list-item>
          <text:p text:style-name="P54">Goals:</text:p>
        </text:list-item>
      </text:list>
      <text:list xml:id="list8104797316645175050" text:style-name="L48">
        <text:list-item>
          <text:list>
            <text:list-item>
              <text:p text:style-name="P55">Dispersal</text:p>
            </text:list-item>
            <text:list-item>
              <text:p text:style-name="P55">Population</text:p>
            </text:list-item>
          </text:list>
        </text:list-item>
      </text:list>
      <text:list xml:id="list161349177990775" text:continue-list="list3331471412060042492" text:style-name="L47">
        <text:list-header>
          <text:p text:style-name="P54"/>
        </text:list-header>
        <text:list-item>
          <text:p text:style-name="P54">Achievements:</text:p>
        </text:list-item>
      </text:list>
      <text:list xml:id="list5269443051350554118" text:style-name="L49">
        <text:list-item>
          <text:list>
            <text:list-item>
              <text:p text:style-name="P77">?? : Success -&gt; Dibuix</text:p>
            </text:list-item>
            <text:list-item>
              <text:p text:style-name="P78"><text:span text:style-name="T19">Perfection 16</text:span> : Perfect -&gt; ??</text:p>
            </text:list-item>
            <text:list-item>
              <text:p text:style-name="P77">??</text:p>
            </text:list-item>
          </text:list>
        </text:list-item>
      </text:list>
      <text:list xml:id="list161348353066384" text:continue-list="list161349177990775" text:style-name="L47">
        <text:list-header>
          <text:p text:style-name="P54"/>
        </text:list-header>
        <text:list-item>
          <text:p text:style-name="P54">Story:</text:p>
          <text:list>
            <text:list-item>
              <text:p text:style-name="P54">Dibu: Escena de pesca</text:p>
            </text:list-item>
            <text:list-item>
              <text:p text:style-name="P54">Contingut: </text:p>
            </text:list-item>
            <text:list-item>
              <text:p text:style-name="P54">Text: "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5332636971595253279" text:style-name="L50">
        <text:list-item>
          <text:p text:style-name="P56">Expandir una població mitjançant terraforming mentre es recolecta un recurs (cal evitar sobreexplotació)</text:p>
          <text:p text:style-name="P56"/>
        </text:list-item>
        <text:list-item>
          <text:p text:style-name="P56">Atributs:</text:p>
          <text:list>
            <text:list-item>
              <text:p text:style-name="P56">Terraform</text:p>
            </text:list-item>
            <text:list-item>
              <text:p text:style-name="P56">Exploitation</text:p>
            </text:list-item>
            <text:list-item>
              <text:p text:style-name="P56">Reproduction</text:p>
            </text:list-item>
          </text:list>
          <text:p text:style-name="P56"/>
        </text:list-item>
        <text:list-item>
          <text:p text:style-name="P56">Poders:</text:p>
          <text:list>
            <text:list-item>
              <text:p text:style-name="P56">Resistance</text:p>
            </text:list-item>
            <text:list-item>
              <text:p text:style-name="P56">Reproduction</text:p>
            </text:list-item>
          </text:list>
          <text:p text:style-name="P56"/>
        </text:list-item>
        <text:list-item>
          <text:p text:style-name="P56">Goals:</text:p>
        </text:list-item>
      </text:list>
      <text:list xml:id="list1227177267931583318" text:style-name="L51">
        <text:list-item>
          <text:list>
            <text:list-item>
              <text:p text:style-name="P57">Population</text:p>
            </text:list-item>
            <text:list-item>
              <text:p text:style-name="P57">Dispersal</text:p>
            </text:list-item>
            <text:list-item>
              <text:p text:style-name="P57">Resources</text:p>
            </text:list-item>
          </text:list>
        </text:list-item>
      </text:list>
      <text:list xml:id="list161347711593104" text:continue-list="list5332636971595253279" text:style-name="L50">
        <text:list-header>
          <text:p text:style-name="P56"/>
        </text:list-header>
        <text:list-item>
          <text:p text:style-name="P56">Achievements:</text:p>
        </text:list-item>
      </text:list>
      <text:list xml:id="list7871034878763080874" text:style-name="L52">
        <text:list-item>
          <text:list>
            <text:list-item>
              <text:p text:style-name="P79">?? : Success -&gt; Dibuix</text:p>
            </text:list-item>
            <text:list-item>
              <text:p text:style-name="P58"><text:span text:style-name="T19">Perfection 17</text:span> : Perfect-<text:span text:style-name="T20">&gt; img miners de sulfur a java</text:span></text:p>
            </text:list-item>
            <text:list-item>
              <text:p text:style-name="P58"><text:span text:style-name="T19">Unintelligent design: EvPoints left </text:span>-&gt; <text:span text:style-name="T19">Intelligent Design</text:span></text:p>
            </text:list-item>
          </text:list>
        </text:list-item>
      </text:list>
      <text:list xml:id="list161347796295548" text:continue-list="list161347711593104" text:style-name="L50">
        <text:list-header>
          <text:p text:style-name="P56"/>
        </text:list-header>
        <text:list-item>
          <text:p text:style-name="P56">Story:</text:p>
          <text:list>
            <text:list-item>
              <text:p text:style-name="P56">Dibu: Escena de Guerra</text:p>
            </text:list-item>
            <text:list-item>
              <text:p text:style-name="P56">Contingut: </text:p>
            </text:list-item>
            <text:list-item>
              <text:p text:style-name="P56">Text: ""</text:p>
            </text:list-item>
          </text:list>
        </text:list-item>
      </text:list>
      <text:p text:style-name="P3"/>
      <text:p text:style-name="P5">18 - Terraforming + Exploitation + War/Influence</text:p>
      <text:p text:style-name="P3"/>
      <text:list xml:id="list815701100228534436" text:style-name="L53">
        <text:list-item>
          <text:p text:style-name="P59">Expandir una població mitjançant terraforming mentre es competeix per un recurs amb una altra cultura</text:p>
          <text:p text:style-name="P59"/>
        </text:list-item>
        <text:list-item>
          <text:p text:style-name="P59">Atributs:</text:p>
          <text:list>
            <text:list-item>
              <text:p text:style-name="P59">Terraform</text:p>
            </text:list-item>
            <text:list-item>
              <text:p text:style-name="P59">Exploitation</text:p>
            </text:list-item>
            <text:list-item>
              <text:p text:style-name="P59">Trade</text:p>
            </text:list-item>
          </text:list>
          <text:p text:style-name="P59"/>
        </text:list-item>
        <text:list-item>
          <text:p text:style-name="P59">Poders:</text:p>
          <text:list>
            <text:list-item>
              <text:p text:style-name="P59">Warfare</text:p>
            </text:list-item>
            <text:list-item>
              <text:p text:style-name="P59">Influence</text:p>
            </text:list-item>
          </text:list>
          <text:p text:style-name="P59"/>
        </text:list-item>
        <text:list-item>
          <text:p text:style-name="P59">Goals:</text:p>
        </text:list-item>
      </text:list>
      <text:list xml:id="list3228459628323440520" text:style-name="L54">
        <text:list-item>
          <text:list>
            <text:list-item>
              <text:p text:style-name="P60">Population</text:p>
            </text:list-item>
            <text:list-item>
              <text:p text:style-name="P60">Resources</text:p>
            </text:list-item>
            <text:list-item>
              <text:p text:style-name="P60">Resources</text:p>
            </text:list-item>
          </text:list>
        </text:list-item>
      </text:list>
      <text:list xml:id="list161348907400752" text:continue-list="list815701100228534436" text:style-name="L53">
        <text:list-header>
          <text:p text:style-name="P59"/>
        </text:list-header>
        <text:list-item>
          <text:p text:style-name="P59">Achievements:</text:p>
        </text:list-item>
      </text:list>
      <text:list xml:id="list8540575062537331159" text:style-name="L55">
        <text:list-item>
          <text:list>
            <text:list-item>
              <text:p text:style-name="P80">?? : Success -&gt; Dibuix</text:p>
            </text:list-item>
            <text:list-item>
              <text:p text:style-name="P80">?? : Perfect -&gt; ??</text:p>
            </text:list-item>
            <text:list-item>
              <text:p text:style-name="P80">??</text:p>
            </text:list-item>
          </text:list>
        </text:list-item>
      </text:list>
      <text:list xml:id="list161349521434504" text:continue-list="list161348907400752" text:style-name="L53">
        <text:list-header>
          <text:p text:style-name="P59"/>
        </text:list-header>
        <text:list-item>
          <text:p text:style-name="P59">Story:</text:p>
          <text:list>
            <text:list-item>
              <text:p text:style-name="P59">Dibu: Escena d'intercanvi entre animals i un carro</text:p>
            </text:list-item>
            <text:list-item>
              <text:p text:style-name="P59">Contingut: </text:p>
            </text:list-item>
            <text:list-item>
              <text:p text:style-name="P59">Text: ""</text:p>
            </text:list-item>
          </text:list>
        </text:list-item>
      </text:list>
      <text:p text:style-name="P5">19 - Terraforming + Exploitation + Trade</text:p>
      <text:p text:style-name="P3"/>
      <text:list xml:id="list3731866453855816206" text:style-name="L56">
        <text:list-item>
          <text:p text:style-name="P61">Aconseguir els objectius per crear la primera ciutat</text:p>
          <text:p text:style-name="P61"/>
        </text:list-item>
        <text:list-item>
          <text:p text:style-name="P61">Atributs:</text:p>
          <text:list>
            <text:list-item>
              <text:p text:style-name="P61">Terraform</text:p>
            </text:list-item>
            <text:list-item>
              <text:p text:style-name="P61">Trade</text:p>
            </text:list-item>
            <text:list-item>
              <text:p text:style-name="P61">Exploitation</text:p>
            </text:list-item>
          </text:list>
          <text:p text:style-name="P61"/>
        </text:list-item>
        <text:list-item>
          <text:p text:style-name="P61">Poders:</text:p>
          <text:list>
            <text:list-item>
              <text:p text:style-name="P61">Influence</text:p>
            </text:list-item>
            <text:list-item>
              <text:p text:style-name="P61">Mobility</text:p>
            </text:list-item>
          </text:list>
          <text:p text:style-name="P61"/>
        </text:list-item>
        <text:list-item>
          <text:p text:style-name="P61">Goals:</text:p>
        </text:list-item>
      </text:list>
      <text:list xml:id="list5688558198086506235" text:style-name="L57">
        <text:list-item>
          <text:list>
            <text:list-item>
              <text:p text:style-name="P62">Resources</text:p>
            </text:list-item>
            <text:list-item>
              <text:p text:style-name="P62">Resources</text:p>
            </text:list-item>
            <text:list-item>
              <text:p text:style-name="P62">Resources</text:p>
            </text:list-item>
          </text:list>
        </text:list-item>
      </text:list>
      <text:list xml:id="list161347578340401" text:continue-list="list3731866453855816206" text:style-name="L56">
        <text:list-header>
          <text:p text:style-name="P61"/>
        </text:list-header>
        <text:list-item>
          <text:p text:style-name="P61">Achievements:</text:p>
        </text:list-item>
      </text:list>
      <text:list xml:id="list5062200513209396846" text:style-name="L58">
        <text:list-item>
          <text:list>
            <text:list-item>
              <text:p text:style-name="P81">?? : Success -&gt; Dibuix</text:p>
            </text:list-item>
            <text:list-item>
              <text:p text:style-name="P81">?? : Perfect -&gt; ??</text:p>
            </text:list-item>
            <text:list-item>
              <text:p text:style-name="P81">??</text:p>
            </text:list-item>
          </text:list>
        </text:list-item>
      </text:list>
      <text:list xml:id="list161349355214044" text:continue-list="list161347578340401" text:style-name="L56">
        <text:list-header>
          <text:p text:style-name="P61"/>
        </text:list-header>
        <text:list-item>
          <text:p text:style-name="P61">Story:</text:p>
          <text:list>
            <text:list-item>
              <text:p text:style-name="P61">Dibu: Ciutat al fons, i nau a la dreta</text:p>
            </text:list-item>
            <text:list-item>
              <text:p text:style-name="P61">Contingut: </text:p>
            </text:list-item>
            <text:list-item>
              <text:p text:style-name="P61">Text: ""</text:p>
            </text:list-item>
          </text:list>
        </text:list-item>
      </text:list>
      <text:p text:style-name="P3"/>
      <text:p text:style-name="P5">20 - Terraforming + Warfare </text:p>
      <text:p text:style-name="P3"/>
      <text:list xml:id="list4281498212075870000" text:style-name="L59">
        <text:list-item>
          <text:p text:style-name="P63">La població t'ha desobeït i vol conquerir una zona a on hi ha una altra espècie que se suposa que no van coincidir fins molts segles després. Has d'evitar que els bots no desapareguin.</text:p>
          <text:p text:style-name="P63"/>
        </text:list-item>
        <text:list-item>
          <text:p text:style-name="P63">Atributs:</text:p>
          <text:list>
            <text:list-item>
              <text:p text:style-name="P63">Terraform</text:p>
            </text:list-item>
            <text:list-item>
              <text:p text:style-name="P63">Reproduction</text:p>
            </text:list-item>
            <text:list-item>
              <text:p text:style-name="P63">Warfare</text:p>
            </text:list-item>
          </text:list>
          <text:p text:style-name="P63"/>
        </text:list-item>
        <text:list-item>
          <text:p text:style-name="P63">Poders:</text:p>
          <text:list>
            <text:list-item>
              <text:p text:style-name="P63">Influence</text:p>
            </text:list-item>
            <text:list-item>
              <text:p text:style-name="P63">Mobility</text:p>
            </text:list-item>
          </text:list>
          <text:p text:style-name="P63"/>
        </text:list-item>
        <text:list-item>
          <text:p text:style-name="P63">Goals:</text:p>
        </text:list-item>
      </text:list>
      <text:list xml:id="list1199149892645337152" text:style-name="L60">
        <text:list-item>
          <text:p text:style-name="P64">Population</text:p>
        </text:list-item>
        <text:list-item>
          <text:p text:style-name="P64">Dispersal</text:p>
        </text:list-item>
        <text:list-item>
          <text:p text:style-name="P64">Population </text:p>
        </text:list-item>
      </text:list>
      <text:list xml:id="list161348486909008" text:continue-list="list4281498212075870000" text:style-name="L59">
        <text:list-header>
          <text:p text:style-name="P63"/>
        </text:list-header>
        <text:list-item>
          <text:p text:style-name="P63">Achievements:</text:p>
        </text:list-item>
      </text:list>
      <text:list xml:id="list184987470022738557" text:style-name="L61">
        <text:list-item>
          <text:p text:style-name="P65"><text:span text:style-name="T18">Humans go home!</text:span> : Success -&gt; Dibuix</text:p>
        </text:list-item>
        <text:list-item>
          <text:p text:style-name="P65"><text:span text:style-name="T22">That's no moon: </text:span>Perfect<text:span text:style-name="T19">ion </text:span>&gt; <text:span text:style-name="T4">Imatge: arrivada a la lluna</text:span></text:p>
        </text:list-item>
        <text:list-item>
          <text:p text:style-name="P65"><text:span text:style-name="T17">Top gamer: No boosts</text:span><text:span text:style-name="T14">: -</text:span><text:span text:style-name="T15">&gt; </text:span><text:span text:style-name="T16">cita carl sagan</text:span></text:p>
        </text:list-item>
      </text:list>
      <text:list xml:id="list161348496679332" text:continue-list="list161348486909008" text:style-name="L59">
        <text:list-header>
          <text:p text:style-name="P63"/>
        </text:list-header>
        <text:list-item>
          <text:p text:style-name="P63">Story:</text:p>
          <text:list>
            <text:list-item>
              <text:p text:style-name="P63">Dibu: Fi del culte als Guies, destrucció dels símbols mentre la nau marxa</text:p>
            </text:list-item>
            <text:list-item>
              <text:p text:style-name="P63">Contingut: </text:p>
            </text:list-item>
            <text:list-item>
              <text:p text:style-name="P63">Text: ""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5-12-10T16:13:47.391309055</dc:date>
    <dc:creator>Xavier Rubio Campillo</dc:creator>
    <meta:editing-duration>PT10H47M37S</meta:editing-duration>
    <meta:editing-cycles>48</meta:editing-cycles>
    <meta:generator>LibreOffice/4.2.8.2$Linux_X86_64 LibreOffice_project/42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503" meta:word-count="1719" meta:character-count="8466" meta:non-whitespace-character-count="7610"/>
  </office:meta>
</office:document-meta>
</file>